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erModel.getSuccess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Mode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Model.notifyChangeListen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erModel.Mailer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erModel.setFromAddress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Model.getFailure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Model.sendMail( String from , Vector vEmails , String subject , String attText , String smtpHo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ailerModel.getFrom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Model.setSuccessSubject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Model.getFailure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Model.setSuccessLimit( String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Mode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erModel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lerModel.setFailureLimit( String 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Model.getSuccess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Model.getSmtp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Model.getSuccessLim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Model.add( SampleResult sampl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MailerModel.getTo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Model.setSmtpHost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Model.setToAddress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Model.getAddressVecto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ilerModel.setFailureSubject( String 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Model.addChangeListener( ChangeListener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Model.getFailur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erModel.sendTestM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